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2C0989E69F.png" manifest:media-type=""/>
  <manifest:file-entry manifest:full-path="Pictures/10000201000003570000012C692E518B.png" manifest:media-type=""/>
  <manifest:file-entry manifest:full-path="Pictures/10000201000003580000012C1A7B7AB0.png" manifest:media-type=""/>
  <manifest:file-entry manifest:full-path="Pictures/10000200000000F8000000917FA6E415.gif" manifest:media-type=""/>
  <manifest:file-entry manifest:full-path="Pictures/1000020000000126000000D19525DA49.gif" manifest:media-type=""/>
  <manifest:file-entry manifest:full-path="Pictures/10000201000008A400000508DCFDD3F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Eurostile" svg:font-family="Eurostile" style:font-pitch="variable"/>
    <style:font-face style:name="Liberation Serif1" svg:font-family="'Liberation Serif'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2cm" fo:min-width="0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pr1" style:family="presentation" style:parent-style-name="Titelfoli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" style:family="presentation" style:parent-style-name="Titelfolie-notes">
      <style:graphic-properties draw:fill-color="#ffffff" fo:min-height="13.365cm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color="#293361" style:font-name="Ubuntu Medium" fo:font-size="14pt" style:font-size-asian="14pt" style:font-size-complex="14pt"/>
    </style:style>
    <style:style style:name="P5" style:family="paragraph">
      <style:text-properties fo:color="#293361" style:font-name="Eurostile"/>
    </style:style>
    <style:style style:name="T1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8b8b8b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293361" style:font-name="Ubuntu Medium" fo:font-size="14pt" style:font-size-asian="14pt" style:font-size-complex="14pt"/>
    </style:style>
    <style:style style:name="T4" style:family="text">
      <style:text-properties fo:color="#293361" style:font-name="Eurosti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2" presentation:style-name="pr1" draw:text-style-name="P2" draw:layer="layout" svg:width="24.802cm" svg:height="9.2cm" svg:x="0.299cm" svg:y="6.125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1"><text:span text:style-name="T2"/></text:p>
          </draw:text-box>
        </draw:frame>
        <draw:frame draw:style-name="gr1" draw:text-style-name="P3" draw:layer="layout" svg:width="13.059cm" svg:height="7.603cm" svg:x="3.81cm" svg:y="8.96cm">
          <draw:image xlink:href="Pictures/10000201000008A400000508DCFDD3FA.png" xlink:type="simple" xlink:show="embed" xlink:actuate="onLoad">
            <text:p/>
          </draw:image>
        </draw:frame>
        <draw:frame draw:style-name="gr1" draw:text-style-name="P3" draw:layer="layout" svg:width="2.979cm" svg:height="2.118cm" svg:x="1.085cm" svg:y="12.095cm">
          <draw:image xlink:href="Pictures/1000020000000126000000D19525DA49.gif" xlink:type="simple" xlink:show="embed" xlink:actuate="onLoad">
            <text:p/>
          </draw:image>
        </draw:frame>
        <draw:frame draw:style-name="gr1" draw:text-style-name="P3" draw:layer="layout" svg:width="3.605cm" svg:height="2.107cm" svg:x="0.335cm" svg:y="14.403cm">
          <draw:image xlink:href="Pictures/10000200000000F8000000917FA6E415.gif" xlink:type="simple" xlink:show="embed" xlink:actuate="onLoad">
            <text:p/>
          </draw:image>
        </draw:frame>
        <draw:frame draw:style-name="gr1" draw:text-style-name="P3" draw:layer="layout" svg:width="1.964cm" svg:height="0.687cm" svg:x="12.14cm" svg:y="10.235cm">
          <draw:image xlink:href="Pictures/10000201000003580000012C1A7B7AB0.png" xlink:type="simple" xlink:show="embed" xlink:actuate="onLoad">
            <text:p/>
          </draw:image>
        </draw:frame>
        <draw:frame draw:style-name="gr1" draw:text-style-name="P3" draw:layer="layout" svg:width="7.826cm" svg:height="2.745cm" svg:x="16.872cm" svg:y="9.752cm">
          <draw:image xlink:href="Pictures/10000201000003570000012C692E518B.png" xlink:type="simple" xlink:show="embed" xlink:actuate="onLoad">
            <text:p/>
          </draw:image>
        </draw:frame>
        <draw:frame draw:style-name="gr1" draw:text-style-name="P3" draw:layer="layout" svg:width="6.144cm" svg:height="4.608cm" svg:x="16.972cm" svg:y="12.272cm">
          <draw:image xlink:href="Pictures/10000201000001900000012C0989E69F.png" xlink:type="simple" xlink:show="embed" xlink:actuate="onLoad">
            <text:p/>
          </draw:image>
        </draw:frame>
        <draw:frame draw:style-name="gr2" draw:text-style-name="P4" draw:layer="layout" svg:width="9.398cm" svg:height="0.814cm" svg:x="15.402cm" svg:y="16.266cm">
          <draw:text-box>
            <text:p text:style-name="P3"><text:span text:style-name="T3">additional Eclipse-Components</text:span></text:p>
          </draw:text-box>
        </draw:frame>
        <draw:frame draw:style-name="gr3" draw:text-style-name="P5" draw:layer="layout" svg:width="3.302cm" svg:height="1.27cm" svg:x="8.382cm" svg:y="10.922cm">
          <draw:text-box>
            <text:p><text:span text:style-name="T4">Editors</text:span></text:p>
          </draw:text-box>
        </draw:frame>
        <draw:frame draw:style-name="gr3" draw:text-style-name="P5" draw:layer="layout" svg:width="4.064cm" svg:height="1.27cm" svg:x="7.62cm" svg:y="13.97cm">
          <draw:text-box>
            <text:p><text:span text:style-name="T4">Component</text:span></text:p>
          </draw:text-box>
        </draw:frame>
        <draw:frame draw:style-name="gr4" draw:text-style-name="P5" draw:layer="layout" svg:width="3.054cm" svg:height="0.64cm" draw:transform="rotate (-1.02590453432227) translate (12.433cm 11.838cm)">
          <draw:text-box>
            <text:p><text:span text:style-name="T4">Component</text:span></text:p>
          </draw:text-box>
        </draw:frame>
        <draw:custom-shape draw:style-name="gr5" draw:text-style-name="P3" draw:layer="layout" svg:width="1.397cm" svg:height="1.524cm" svg:x="5.842cm" svg:y="10.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03cm" svg:height="0.64cm" draw:transform="rotate (-1.12503923583554) translate (6.361cm 10.288cm)">
          <draw:text-box>
            <text:p><text:span text:style-name="T4">Project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Eurostile" svg:font-family="Eurostile" style:font-pitch="variable"/>
    <style:font-face style:name="Liberation Serif1" svg:font-family="'Liberation Serif'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Datumsplatzhalt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7-13">7/13/14</text:date></text:span></text:p>
        </draw:text-box>
      </draw:frame>
      <draw:frame draw:name="Fußzeilenplatzhalt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dc:date>2014-07-13T15:14:42.675140648</dc:date>
    <dc:creator>Michael Jastram</dc:creator>
    <meta:editing-duration>PT38M13S</meta:editing-duration>
    <meta:editing-cycles>10</meta:editing-cycles>
    <meta:document-statistic meta:object-count="36"/>
  </office:meta>
</office:document-meta>
</file>